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5" style:parent-style-name="Standard" style:family="paragraph">
      <style:text-properties fo:font-weight="bold" style:font-weight-asian="bold" style:font-weight-complex="bold" fo:color="#C9211E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Título2" style:family="paragraph">
      <style:text-properties fo:font-weight="normal" style:font-weight-asian="normal" style:font-weight-complex="normal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font-weight="bold" style:font-weight-asian="bold" fo:font-style="italic" style:font-style-asian="italic"/>
    </style:style>
    <style:style style:name="P37" style:parent-style-name="Textbody" style:family="paragraph">
      <style:text-properties style:font-name="Imprint MT Shadow"/>
    </style:style>
    <style:style style:name="P38" style:parent-style-name="Textbody" style:family="paragraph">
      <style:text-properties style:font-name="Imprint MT Shadow"/>
    </style:style>
    <style:style style:name="P39" style:parent-style-name="Textbody" style:family="paragraph">
      <style:text-properties style:font-name="Imprint MT Shadow"/>
    </style:style>
    <style:style style:name="P40" style:parent-style-name="Textbody" style:family="paragraph">
      <style:text-properties style:font-name="Imprint MT Shadow"/>
    </style:style>
    <style:style style:name="P41" style:parent-style-name="Textbody" style:family="paragraph">
      <style:text-properties style:font-name="Imprint MT Shadow"/>
    </style:style>
    <style:style style:name="S3" style:family="section">
      <style:section-properties fo:margin-left="0in" fo:margin-right="0in" style:writing-mode="lr-tb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 Proveedores (LISTO)</text:p>
      <text:p text:style-name="P3">Terminar campos de Clientes (LISTO) No Toma Telefono En Detalles y No Toma CodigoPostal En Listar</text:p>
      <text:p text:style-name="P4">Terminar Productos</text:p>
      <text:p text:style-name="P5">Filtrados/búsquedas</text:p>
      <text:p text:style-name="P6">Llenar todos los campos de la base de datos y agregar minimo 5 de cada cosa (ej: agregar 10 proveedores) (LISTO)</text:p>
      <text:p text:style-name="P7">Compra y venta:</text:p>
      <text:p text:style-name="P8">Ventanas<text:s/></text:p>
      <text:p text:style-name="P9">Abms<text:s/></text:p>
      <text:p text:style-name="P10">Procesos de compra</text:p>
      <text:p text:style-name="P11">Procesos de venta</text:p>
      <text:p text:style-name="P12">Diseño</text:p>
      <text:p text:style-name="P13"/>
      <text:p text:style-name="P14">Falta Real:</text:p>
      <text:p text:style-name="P15">Validar que este activa una sesion de usuario (No Podemos dejar que tenga que iniciar muchas veces) (Tiene que iniciar una sola vez y al tocar en mi comercio que nos lleve a la ventana de empleado si es adm o a la otra si no lo es)</text:p>
      <text:p text:style-name="P16">Validar si Es Adm o No (Ver como hacer que si es adm vea todo y que si no lo es no pueda ver algunas de las ventanas)</text:p>
      <text:p text:style-name="P17">Venta Completo? (No Existe ASPX)</text:p>
      <text:p text:style-name="P18">Mis Compras (No Existe El ASPX)</text:p>
      <text:p text:style-name="P19">Para Probar Compras hay que agregar productos</text:p>
      <text:p text:style-name="P20">En Productos No Existe el campo Ganancia ni el campo Descripcion (Agregarlos o Eliminarlos Completamente)</text:p>
      <text:p text:style-name="P21">Arreglar El Modificar De Proveedores</text:p>
      <text:p text:style-name="P22">Clientes Funciona todo pero no se puede modificar el DNI (Arreglar eso)</text:p>
      <text:p text:style-name="P23"/>
      <text:p text:style-name="P24"/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soft-page-break/>
      <text:p text:style-name="P25">PARA LA ENTREGA DEL DIA O DIAS DEL 7 DE JULIO AL 10 U 11</text:p>
      <text:p text:style-name="P26"/>
      <text:p text:style-name="Standard">FALTA</text:p>
      <text:p text:style-name="Standard"/>
      <text:p text:style-name="Standard"><text:tab/></text:p>
      <text:p text:style-name="Standard"/>
      <text:list text:style-name="LFO1" text:continue-numbering="true">
        <text:list-item>
          <text:p text:style-name="P27">Centralizar ESTILOS</text:p>
        </text:list-item>
        <text:list-item>
          <text:p text:style-name="P28">DESARROLLAR</text:p>
        </text:list-item>
      </text:list>
      <text:p text:style-name="P29">COMPRAS (RELACIONADA CON PROVEEDORES)</text:p>
      <text:p text:style-name="P30">VENTAS (RECORDAR VER COMERCIO EN CAMPUS) CADA VENTA A UN CLIENTE REGISTRADO SE GENERA UNA FACTURA. ETC.</text:p>
      <text:list text:style-name="LFO1" text:continue-numbering="true">
        <text:list-item>
          <text:p text:style-name="P31">Validaciones en cada caso</text:p>
        </text:list-item>
        <text:list-item>
          <text:p text:style-name="P32">TERMINAR LOS ABMS (en desarrollo)</text:p>
        </text:list-item>
        <text:list-item>
          <text:p text:style-name="P33">añadir filtros</text:p>
        </text:list-item>
      </text:list>
      <text:p text:style-name="Standard"/>
      <text:h text:style-name="P34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35">NO de las que correspondan a funcionalidad core</text:span> (Turnos, Incidencia, Venta o Mesas)</text:p>
        <text:p text:style-name="Textbody"><text:line-break/><text:span text:style-name="T36">Nota:</text:span> tener en cuenta validaciones, diseño visual, seguir ampliando/corrigiendo el modelo.</text:p>
        <text:p text:style-name="Textbody"/>
        <text:p text:style-name="P37">Etapa 3</text:p>
        <text:p text:style-name="P38">Para la tercera etapa del TPC deberán construir:</text:p>
        <text:p text:style-name="P39">- La funcionalidad del core de la aplicación (turnos: nuevo, re programar; mesa: abrir, generar pedido, cerrar; ventas: comprar, vender, etc.).</text:p>
        <text:p text:style-name="P40">- Las funcionalidades que aportan valor de agregado al core (búsquedas dinámicas, registrarse, olvidé mi pass, etc.).</text:p>
        <text:p text:style-name="P41">- Validaciones a lo largo de la aplicación: tipos de datos, requeridos, formatos.</text:p>
        <text:p text:style-name="Textbody"/>
        <text:soft-page-break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42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11T21:03:00Z</dc:date>
    <meta:template xlink:href="Normal" xlink:type="simple"/>
    <meta:editing-cycles>35</meta:editing-cycles>
    <meta:editing-duration>PT11100S</meta:editing-duration>
    <meta:document-statistic meta:page-count="3" meta:paragraph-count="6" meta:word-count="503" meta:character-count="3267" meta:row-count="23" meta:non-whitespace-character-count="2770"/>
  </office:meta>
</office:document-meta>
</file>